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officeooo:paragraph-rsid="001f30eb"/>
    </style:style>
    <style:style style:name="P3" style:family="paragraph" style:parent-style-name="Standard">
      <style:paragraph-properties fo:line-height="115%" fo:text-align="justify" style:justify-single-word="false" fo:break-before="auto" fo:break-after="auto" style:writing-mode="lr-tb"/>
      <style:text-properties fo:color="#ff9900"/>
    </style:style>
    <style:style style:name="P4"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size="12pt" fo:font-weight="bold" style:font-size-asian="12pt" style:font-weight-asian="bold" style:font-size-complex="12pt" style:font-weight-complex="bold"/>
    </style:style>
    <style:style style:name="P6" style:family="paragraph" style:parent-style-name="Standard">
      <style:paragraph-properties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7"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justify" style:justify-single-word="false" style:writing-mode="lr-tb"/>
      <style:text-properties officeooo:paragraph-rsid="00215683"/>
    </style:style>
    <style:style style:name="P11" style:family="paragraph" style:parent-style-name="Text_20_body" style:master-page-name="Standard">
      <style:paragraph-properties fo:line-height="115%" fo:text-align="justify" style:justify-single-word="false" style:page-number="auto" fo:break-before="auto" fo:break-after="auto"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T1" style:family="text">
      <style:text-properties fo:font-style="italic" style:font-style-asian="italic" style:font-style-complex="italic"/>
    </style:style>
    <style:style style:name="T2" style:family="text">
      <style:text-properties fo:color="#141823" fo:background-color="#ffffff" loext:char-shading-value="0"/>
    </style:style>
    <style:style style:name="T3" style:family="text">
      <style:text-properties fo:font-size="14pt" style:font-size-asian="14pt" style:font-size-complex="14pt"/>
    </style:style>
    <style:style style:name="T4" style:family="text">
      <style:text-properties officeooo:rsid="002156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docs-internal-guid-9c20e40d-855c-ec8c-c27a-716f89fa483b"/>Już po raz trzeci bronies mieli okazję spotkać się na największym polskim konwencie poświęconym MLP:FiM. Tym razem gościny udzielił im Bytom, gdzie zjechali goście zarówno z kraju, jak i z zagranicy. Jak się okazało pośród zgromadzonych fanów kolorowych kucyków znalazło się sporo członków redakcji Equestria Times, którzy postanowili zdać relację ze swojego pobytu. Zapraszamy do lektury!</text:p>
      <text:p text:style-name="Text_20_body"><text:line-break/></text:p>
      <text:p text:style-name="P8"/>
      <text:p text:style-name="P8">Tutaj wrzucajcie Wasze relacje z MLK, tylko zaznaczajcie co od kogo pochodzi.</text:p>
      <text:p text:style-name="P1"/>
      <text:p text:style-name="P4">Kingu</text:p>
      <text:p text:style-name="P1">Przybywszy na miejsce konwentu dzień wcześniej, byłem zmuszony poczekać godzinkę czy dwie aż cokolwiek można było załatwić w sprawie spania. W międzyczasie pogadałem ze znajomymi, pomagałem w noszeniu (a raczej przesuwaniu) drewnianych platform do sali Celestii, pośmiałem się… Poznałem Tomka, Neona, gościa w kasku, który mi ukradł plan konwentu i jeszcze paru innych… Fajna atmosfera. Byli tam też Słowacy, z którymi pogadałem dosłownie parę sekund, bo było sporo innych osób, które chciały z nimi porozmawiać.<text:line-break/><text:line-break/>Potem przyszedł czas na sen, który przebiegł bez przeszkód, ba – jeszcze w piątek mieliśmy okazję znaleźć sobie dogodne miejscówki do spania, a w naszym sleeproomie urządzono sobie konkurs rysowania penisów w starych zeszytach i clopów na tablicy. No cóż.<text:line-break/><text:line-break/>Główna atrakcja, czyli pierwszy dzień meeta, rozpoczął się naprawdę świetnym pomysłem użycia megafonu. I był to tak naprawdę jedyny moment, kiedy był on użyty z sensem. Szybkie ogarnięcie, przebranie się w czyste ciuchy i nadeszła pora na akredytację, gdzie pojawił się pierwszy mankament – nie miałem pojęcia, do której kolejki powinienem się ustawić jako prelegent. Gdyby nie znajomy, który przekazał mi informację jakoby Neon powiedział, że mam iść do kolejki VIPów, prawdopodobnie straciłbym sporo czasu i nerwów. Minus dla organizacji za słabe poinformowanie.<text:line-break/><text:line-break/>Dalej było rozpoczęcie, do którego nie mam zbytnio zastrzeżeń, oraz mój panel, nad którym tutaj się rozwodzić nie będę (wspomnę tylko, że i tutaj organizacja nie była na wysokim poziomie – zanim prelekcja się rozpoczęła, musieliśmy czekać piętnaście minut bez prezentacji, bo… nie było zainstalowanego pakietu MS Office). Resztę dnia spędziłem na łażeniu, śmiechach, słuchaniu prelekcji i zwyczajnie dobrej zabawie – z natury nie doszukuję się niedoróbek, toteż w tym dniu jakichkolwiek luk w zachowaniu orgów czy helperów nie zauważyłem.<text:line-break/><text:line-break/>Nastał wieczór. Poszedłem z grupką znajomych do film roomu, w którym leciały odcinki. I tak widziałem, że wszyscy czekali na część fandomową… na której się zawiodłem. W planie były .MOVy, których było tylko cztery z sześciu, i to po energicznym i głośnym namawianiu przez widzów (CRUSH! KILL! DESTROY! SWAG!). A potem wszystko poszło się kochać, ale mnie na szczęście ominęło 90% bałaganu, na który narzekało wiele osób – poszedłem od razu <text:soft-page-break/>spać. Kij z tym, że dwóch gości spało na mojej karimacie, jakoś się udało. Niemniej jednak słyszałem wiele o tym, co się wtedy działo… i naprawdę się cieszę, że postanowiłem nie korzystać z energetyków. <text:line-break/><text:line-break/>Następny dzień, po przespaniu paru godzin, nie zaczął się już tak fajnie jak poprzedni – być może dlatego że nie było obowiązku wstawania. Tutaj w sumie nie działo się nic ciekawego poza tym, że udało nam się zebrać redakcyjną ekipę i zrobić sobie zdjęcie. Dziura w panelach, którą zapełniłem rozmową z ekipą, to kolejne niedociagnięcie organizacji. Na aukcji niestety być nie mogłem, ponieważ PKP nie wykazało się łaskawością, budując rozkład jazdy.<text:line-break/><text:line-break/>Opis konwentu za nami, pora na ogólnie to, co mi się podobało, a co nie. Pierwsze na warsztat wezmę wady. Z reguły lubię zaczynać od rzeczy złych, bo potem jest tylko większy smak na wisienkę u tortu. Tak więc zawrę tu rzeczy, które widziałem na własne oczy i o których słyszałem.<text:line-break/><text:line-break/>Po pierwsze: wspomniana wcześniej dezorganizacja w kolejkach. Coś, co nie powinno było nastąpić na konwencie na skalę międzynarodową. A skoro o niej mowa: strasznie było mi szkoda obcokrajowców. Stosunek ilościowy Polaków do reszty narodowości był naprawdę duży, toteż z lekkim zażenowaniem patrzyłem to na osoby, które ledwo co dukały po angielsku i nawet nie raczyły zawołać helperów (którzy ponoć też mieli problemy z tym językiem, ale o tym później), by im pomogli, to na panele, które teorytycznie miały być po angielsku bądź dwujęzyczne, a które zostały zdominowane przez ogromną ilość Polaków (Tak, był w tym również i mój panel, z powodu czego uważam go za moją osobistą porażkę), to na ogólną atmosferę, wszechobecny język polski i prowadzenie konkursu cosplay po polsku… no ręce opadają. Rozumiem, jesteśmy gospodarzami i mamy prawo mówić w swoim języku, no ale ludzie! Jak już robimy imprezę międzynarodową, to wyciągnijmy z siebie coś więcej niż powitanie i aukcję. Co ciekawe, słyszałem z niezależnego źródła, że i tak Słowakom się bardzo podobało.<text:line-break/><text:line-break/>Nadszedł czas na zgniłe jabłko konwentu, czyli organizację samą w sobie. Tutaj będę bazował głównie na relacjach innych ludzi, które jednak w 95% pokrywają się ze sobą – dlatego też mogę spokojnie uznać je za co najmniej prawdopodobne.</text:p>
      <text:p text:style-name="P1"/>
      <text:p text:style-name="P1">Zgrania między organizacją a helperami strasznie brakło. Organizacja zauważana pod wpływem alkoholu, ponoć i narkotyków. Brak organizatorów w org roomie, kiedy przybyłem w pewnym momencie po swoją legitymację (Ani jednego! Za to było ok. 5-7 osób, które orgami nie były. Zakładam zatem, że byli to helperzy, ale tak czy siak – co to ma być?). Jestem w stanie zrozumieć brak snu i wynikające z niego problemy z ogarnięciem wszystkiego, w porządku. Tyle że naprawdę nietrudno jest wystawić np. warty. Czy musiało dojść do tego, by wybierać niektóre osoby do przejęcia obowiązków organizatorów (Neon, Śliwa)? Nie wiem. Wiem za to, że konwent uratowało parę osób, bez których prawdopodobnie byłoby bardzo źle – i chałwa (oraz chwała) im za to.<text:line-break/><text:line-break/>Z rzeczy pozytywnych: świetna prelekcja o fandomowych memach. Chociaż było parę <text:soft-page-break/>problemów związanych z czasowym umiejscowieniem panelu (Wiem, że broszurki były robione praktycznie na ostatnią chwilę, no ale można było chociaż umieścić jakieś informacje na drzwiach albo coś). Oprócz tego: szeroki asortyment sklepików. Sala Gaming Luna, pojemna i zawsze ktoś tam był. No i przede wszystkim ludzie.</text:p>
      <text:p text:style-name="P1"/>
      <text:p text:style-name="P1">Mimo wszystko z perspektywy czasu imprezę oceniam pozytywnie, bo choć nasłuchałem się sporo negatywnych opinii, to wciąż utrzymuję, że najważniejsze jest spotkanie się z ludźmi – a ci zdecydowanie dopisali. Nie mogę jej jednak porównywać z moim pierwszym dużym meetem, II Śląskim Zorganizowanym – osobiście twierdzę, że rok temu wypadło to zwyczajnie lepiej.</text:p>
      <text:p text:style-name="P3"/>
      <text:p text:style-name="P4">Salmonella</text:p>
      <text:p text:style-name="P1">W poniższym tekście nie pojawi się ani jedna uwaga dotycząca organizacji konwentu. W żaden sposób nie świadczy to o moim nastawieniu wobec niej – oznacza to po prostu, że nie mam pojęcia o tym, co się działo. Udałam się na MLK w celu spędzenia czasu ze znajomymi i poznania nowych ludzi, którymi to czynnościami byłam zbyt zajęta, aby zwracać uwagę na odpowiednie lub nie zachowania organizatorów. Omówienie wszystkich zasłyszanych wersji wydarzeń wydaje mi się z kolei niewykonalne, więc w tej części Czytelnicy muszą zadowolić się relacjami i opiniami bardziej spostrzegawczych członków redakcji.</text:p>
      <text:p text:style-name="P1">Skoro jednak nie piszę o organizacji, to o czym? Z paneli wzięłam udział jedynie w otwarciu i części aukcji... Ach, aukcja. Nigdy nie zamierzam niczego na niej kupować, a mimo wszystko stanowi jeden z moich ulubionych punktów programu. W tym przypadku niestety coś nie wypaliło i z reguły zabawna godzina zamieniła się w dość nudną i męczącą <text:span text:style-name="T1">atrakcję</text:span>, którą szybko opuściłam, udając się do Gamer Luny. Tę muszę pochwalić – uważam przestronną salę gimnastyczną za doskonały wybór pomieszczenia do wszelkiego rodzaju gier. Sama bardzo rzadko gram w cokolwiek niebędącego Scrabble, ale lubię co jakiś czas usiąść na chwilę i poobserwować entuzjastów Fighting is Magic czy TrotManii, a taka lokalizacja umożliwiła mi robienie tego bez zbytniego przeciskania się. Nocny seans filmowy wypadł trochę gorzej z uwagi na fatalną akustykę sali, ale w końcu nie do tego była przeznaczona. Muszę też przyznać, że wspomniana gra słowna napotkała w tamten weekend poważnych rywali – genialne Cards Against Humanity oraz moją ulubioną pozycję z wieczornego maratonu gier retro, Paperboya.</text:p>
      <text:p text:style-name="P1">Cóż... Wygląda na to, że w powyższym akapicie zawarłam większość wrażeń z tegorocznego MLK. Całą resztę czasu spędzonego na konwencie poświęciłam na bycie wykorzystywaną jako przewodnik po Bytomiu, odnawianiu znajomości i nawiązywaniu nowych – tych ostatnich głównie z gośćmi z Czech i Słowacji, świetnymi osobami, które sprawiły, że naprawdę cieszę się z międzynarodowości konwentu. No właśnie, co z tą międzynarodowością? Nie można zmusić uczestników do większego zaangażowania w kontakty z obcokrajowcami, ale większa anglojęzyczność paneli byłaby dobrym wyborem – słyszałam, że niewiele wydarzeń faktycznie było prowadzonych w języku innym, niż polski. Jeśli zaś chodzi o dwujęzyczne otwarcie, to osobiście wolałabym tłumaczenie słów prowadzących na bieżąco. Forma przyjęta w tym roku, czyli wygłaszanie części wypowiedzi po angielsku, a części po polsku, wydała mi się bardzo chaotyczna.</text:p>
      <text:p text:style-name="P1">W ramach podsumowania powiem, że bawiłam się rewelacyjnie. Równie rewelacyjnie bawiłabym się jednak, gdyby konwent odbył się w Krakowie. Albo gdyby przyjechał Prince <text:soft-page-break/>Whateverer, co tam on, nawet Lauren Faust. Podobnie w przypadku wyrzucenia nas ze szkoły w środku nocy. Tak naprawdę to pytanie mnie o ocenę MLK nie ma sensu, bo niezależnie od tego, co by się wydarzyło, byliby tam ludzie, których lubię i z którymi mogę świetnie się bawić w dowolnych okolicznościach. Dlatego właśnie leżę tu teraz z grypą żołądkową, którą prawdopodobnie przywiozłam z konwentu i stwierdzam, że mimo wszystko uwielbiam ten fandom.</text:p>
      <text:p text:style-name="P4"/>
      <text:p text:style-name="P5">aTOM</text:p>
      <text:p text:style-name="P7">Kolejny Mój Mały Konwent okazał się znowu być wcale nie taki mały. Przez dwa dni przewinęła się tam, jak mi się zdaje, grubo ponad setka bronies i to nie tylko z Polski. Dla mnie konwent zaczął się dość nietypowo w porównaniu z innymi uczestnikami, gdyż od... harówki. Przybyłem na miejsce zlotu już w piątek wieczorem i niemal od razu zabrałem się do pomocy przy przygotowywaniu poszczególnych sal. Moje ręce do teraz pamiętają znoszenie sceny z IKEI (czyli model „złóż-to-sam”) po schodach w dół. Zmęczony, ale szczęśliwy, w końcu położyłem się spać na całe trzy godziny. A rankiem akredytacja (która, przynajmniej według mnie, poszła dość płynnie), pomoc przy rozłożeniu sklepiku i przeglądanie notatek poczynionych na prowadzoną przeze mnie prelekcję (i z tego miejsca serdecznie dziękuję wszystkim, którzy się tam pojawili i mnie wysłuchali). A w międzyczasie istota całego konwentu (przynajmniej dla mnie, acz czuję, że wielu myślało podobnie), czyli spotkania ze znajomymi. Zobaczyć twarze, które w sporej mierze dotąd kojarzyło się jedynie z konkretnym awatarem z internetu – bezcenne. A że konwent odwiedziło wielu gości z zagranicy, nie brakło też okazji do konwersacji w języku angielskim – tu najmilej wspominam grupę Czechów, która niemal od razu ochrzciła mnie mianem „Cheese Sandwich”. Poza tym udało mi się wziąć udział w paru prelekcjach, zagrać w Bardzo Złą Grę, obejrzeć momentami naprawdę zabawny konkurs cosplay (wiwat Fluffle Puff!) i wydać w sklepikach o wiele więcej, niż się spodziewałem (promocje to magia).</text:p>
      <text:p text:style-name="P7">Nie wszystko jednak wyglądało tak różowo jak Pinkie Pie. Choćby sprawa przytaczanej przez wielu aukcji. Pomijam kwestię językową – jeśli ktoś narzeka, że było za mało angielskiego na konwencie, a potem narzeka też, że aukcja była prowadzona tylko w tym języku, to dostrzegam tu pewną sprzeczność w jego ocenie. Bardziej zdziwiło mnie „połączenie” części fantów, zwłaszcza Tajemniczego Pudełka, które poszło w mojej opinii za bezcen. Za to umieszczenie sali gier w największym pomieszczeniu na całym konwencie uważam, wbrew opinii co poniektórych, za strzał w dziesiątkę. Szkoda tylko, że brakło czegoś tak prostego, jak listy prelekcji wywieszone na drzwiach poszczególnych sal.</text:p>
      <text:p text:style-name="P7">Jednakże ogólnie, mimo pewnych zgrzytów, oceniam konwent jak najbardziej pozytywnie. A jako osoba z natury kochająca muzykę, myślę, że moją ocenę dość dobrze oddaje pewna piosenka stworzona przez m.in. EllieMonty: <text:a xlink:type="simple" xlink:href="https://www.youtube.com/watch?v=DzY5-cGusAE" text:style-name="Internet_20_link" text:visited-style-name="Visited_20_Internet_20_Link">3 </text:a><text:a xlink:type="simple" xlink:href="https://www.youtube.com/watch?v=DzY5-cGusAE" text:style-name="Internet_20_link" text:visited-style-name="Visited_20_Internet_20_Link">Day</text:a><text:a xlink:type="simple" xlink:href="https://www.youtube.com/watch?v=DzY5-cGusAE" text:style-name="Internet_20_link" text:visited-style-name="Visited_20_Internet_20_Link"> </text:a><text:a xlink:type="simple" xlink:href="https://www.youtube.com/watch?v=DzY5-cGusAE" text:style-name="Internet_20_link" text:visited-style-name="Visited_20_Internet_20_Link">Party</text:a><text:a xlink:type="simple" xlink:href="https://www.youtube.com/watch?v=DzY5-cGusAE" text:style-name="Internet_20_link" text:visited-style-name="Visited_20_Internet_20_Link"> </text:a><text:a xlink:type="simple" xlink:href="https://www.youtube.com/watch?v=DzY5-cGusAE" text:style-name="Internet_20_link" text:visited-style-name="Visited_20_Internet_20_Link">Weekend</text:a><text:a xlink:type="simple" xlink:href="https://www.youtube.com/watch?v=DzY5-cGusAE" text:style-name="Internet_20_link" text:visited-style-name="Visited_20_Internet_20_Link">.</text:a></text:p>
      <text:p text:style-name="P1"/>
      <text:p text:style-name="P4">Dolar84</text:p>
      <text:p text:style-name="P4"/>
      <text:p text:style-name="P1">Tegoroczny MLK był pierwszym, na którym udało mi się pojawić. I nie żałuję. Po jego zakończeniu podniosło się sporo głosów krytycznych, zapytacie więc pewnie: skąd takie nastawienie? Odpowiedź jest banalnie prosta – rzadko zdarza się spotkać tylu świetnych ludzi zgromadzonych w jednym miejscu. Dodając do tego spory wybór prelekcji (acz mogło się <text:soft-page-break/>pojawić nieco więcej spoza fandomu), dobrze dobrane miejsce (choć miasto z nieco łatwiejszym dojazdem byłoby nieco sensowniejszym rozwiązaniem), rozrywki oferowane przez salę gier (Cards Against Humanity to prawdziwy majstersztyk) oraz bogatą ofertę towarów na stoiskach, otrzymaliśmy wyborny galimatias, w którym każdy mógł znaleźć coś dla siebie. Bardzo miło spędzałem czas, to biorąc udział w prelekcjach tyczących się fanfików, to podziwiając wiele doskonale wykonanych strojów na konkurs cosplay, to grając w kalambury, to szukając członków niniejszej redakcji do zdjęcia pamiątkowego, ale przede wszystkim rozmawiając z licznie zgromadzonymi fanami MLP na wszelkie możliwe tematy. Z radością powitałem starych znajomych i spotkałem wiele nowych osób, dotychczas znanych mi jedynie z otchłani Internetu. Oczywiście nie sposób nie wspomnieć o fenomenalnej wycieczce przez Bytom w towarzystwie Braci Mario – reakcje przechodniów były naprawdę bezcenne.</text:p>
      <text:p text:style-name="P1">Naturalnie nie obyło się bez kilku zgrzytów, ale powiedzmy sobie szczerze – gdzie ich nie ma? Faktem jest, że organizatorzy zaliczyli pewną ilość wpadek. Przydałoby się więcej helperów płynnie posługujących się językami obcymi, warto było wydzielić jedną salę (najlepiej w katakumbach) gdzie ludzie, którzy nie chcieli spać, mogli toczyć swoje dyskusje bez przeszkód, nie wadząc przy tym uczestnikom zażywającym odpoczynku. Z innych rzeczy wskazany byłby też większy stopień kontroli na wejściu, oraz, nazwijmy to, całkowite powstrzymanie się od spożycia napojów wyskokowych przez organizatorów. Na szczęście wszystko skończyło się dobrze i nie doszło do niemal żadnych scysji, ale te rzeczy są do poprawy.</text:p>
      <text:p text:style-name="P1">By nie kończyć relacji wymienieniem wad, wspomnę jeszcze o aukcji, która została przeprowadzona całkiem sprawnie, choć zabrakło jej tej specyficznej magii. Choć przyznać trzeba, że licytacje były emocjonujące, a wybór fantów całkiem spory. Nieco niefortunne było łączenie ich w sety, no i „tajemnicze pudełko”, które powinno pójść za o wiele wyższą cenę. <text:s/>Niestety nie udało mi się przelicytowanie konkurentów przy żadnym z fantów, jednak nie zaprzeczam, że i tak bawiłem się <text:s/>świetnie.</text:p>
      <text:p text:style-name="P1">Podsumowując, wyjazd na MLK zaliczam zdecydowanie na plus, a konwent mi się podobał. Mam nadzieję, iż w przyszłym roku wszystkie lub choćby większość wytkniętych potknięć zostanie wyeliminowana, żebyśmy mogli bawić się jeszcze lepiej.</text:p>
      <text:p text:style-name="P1"/>
      <text:p text:style-name="P4">solaris</text:p>
      <text:p text:style-name="P1"/>
      <text:p text:style-name="P1">Jako że byłem helperem, więc wtrącę swoje trzy grosze z innego punktu widzenia niż zwykły uczestnik konwentu. Na miejsce dotarłem autobusem z Katowic, przysłuchując się rozmowie Czecha z Polkami spoza fandomu, którym tłumaczył czym jest MLP i pokazał koszulkę z Rainbow Dash. Ich miny były bezcenne. Po dotarciu na miejsce konwentu… czekaliśmy. Czekaliśmy dość długo. Wreszcie, kiedy udało nam się odebrać szkołę (około godziny 21), okazało się, że helperów jest żałośnie mało i policzyć nas można na palcach jednej ręki, jednak uczestnicy stanęli na wysokości zadania i pomogli m.in. znieść scenę piętro niżej w czasie gdy ja z Sachim i kailyfem przygotowywaliśmy salę Gamer Luny, gdzie koniec końców się przespałem przy częściowo przyniesionym sprzęcie. </text:p>
      <text:p text:style-name="P2">Następnego dnia czekała mnie jako helpera akredytacja i tutaj nastąpił pierwszy poważny zgrzyt – dostaliśmy listę uczestników, która była częściowo ułożona alfabetycznie, zresztą w trakcie przewracania stron lubiły się one mieszać, a wystarczyła jedna zszywka na rogu, by ułatwić pracę. Piekielnymi okazali się zarówno sami niepełnoletni uczestnicy, którzy nie przynosili <text:soft-page-break/>pisemnej zgody od rodziców, a także prelegenci/helperzy, którzy naciskali, żeby znajomych królika puścić bokiem (przykro mi, kolejka obowiązuje wszystkich). Na dodatek chaos potęgował brak drobnych, aby wydać resztę, co skutkowało, że ludzie stali z boku i czekali, aż wydamy im resztę, gdyż po pewnym czasie ja i Draco wywaliliśmy już wszystkie drobne, jakie sami mieliśmy, oraz zbieranie zgody SMSami od nieletnich, co tworzyło kolejną kolejkę, a jednocześnie jak przyznał później Dolar było nieodpowiedzialne, gdyż taką zgodę mógł przesłać kumpel, a nazwę kontaktu mógł nieletni ustawić na „Mama”/„Tata”.</text:p>
      <text:p text:style-name="P1">Jednakowoż udało mi się wyrwać choć na chwilę na coś do jedzenia oraz na trzy panele, dwa o fanfikach i jeden sekretny Farcuf, zgadnijcie o czym… Było dość ciekawie, choć z założeniami Albericha i Yarvina, schematyzującymi proces twórczy w literaturze się nie zgadzam. Czas spędzony w przerwach między pracą a pracą poświęcałem rozmowom z resztą redakcji i grze w Karty Przeciwko Ludzkości (mówiłem Dolar, że Ci się spodoba).</text:p>
      <text:p text:style-name="P1">Piekielnie zaczęło się robić pod koniec konwentu, gdy wszyscy uczestnicy jak najszybciej chcieli pojechać do domu, a nam zaczęło brakować rąk do pracy przy sprzątaniu. Nie potępiam ich za to, bo sam też bym chciał na ich miejscu szybko zwinąć się do domu. Nie spodobało mi się jednak postępowanie niektórych organizatorów, którzy zamiast zakasać rękawy i pomóc przy noszeniu ławek i krzeseł, po prostu siedzieli i pili kawkę/herbatkę (a przynajmniej mam nadzieję że to były takowe napoje). Tutaj chcę podziękować Proenixowi, który jako jeden z nielicznych „orgów” pomagał wnosić ławki piętro wyżej. Koniec końców szkoła miała być zdana o godzinie 18, a wyjeżdżając o 18:30, zostawiałem resztę ludzi z nieuporządkowanymi kilkoma salami.</text:p>
      <text:p text:style-name="P1">Skoro już jesteśmy przy chaosie i organizatorach… Tak naprawdę chyba jedynym, który coś ogarniał i coś wiedział był Trigen (Sachiego nie liczę, bo on siedział w Gamer Lunie, aż nie padł ze zmęczenia).</text:p>
      <text:p text:style-name="P1">Żeby nie było tylko negatywnie, to parę rad na przyszłość – oprócz zdjęć sal wypadałoby też choćby opisać co skąd było brane i dokąd i przykleić gdzieś w sali, wtedy łatwiejsze byłoby sprzątanie i skończyłyby się absurdy z wniesionymi na drugie piętro krzesłami, które miały zostać zniesione do… piwnicy. Jak już aTOM wspomniał, przyklejenie informacji z rozpiską prelekcji też byłoby niezgorszym pomysłem. Nie mówię już o tym, że ze strony organizacji miła by była inicjatywa w razie braku rąk do pracy zwerbowania kilku helperów z chętnych uczestników.</text:p>
      <text:p text:style-name="P1">Generalnie tegoroczne MLK oceniam na plus, gdyż poznałem osobiście kolejne osoby z redakcji, no spędziłem dobrze czas z nowymi i starymi znajomymi, a to jest najważniejsze pomimo niedociągnięć organizacyjnych. W końcu przyjaźń to magia, prawda?</text:p>
      <text:p text:style-name="P1"/>
      <text:p text:style-name="P4">Macter4</text:p>
      <text:p text:style-name="P1"/>
      <text:p text:style-name="P1">Mimo że nie jestem redaktorem, dorzucę swoje 3 grosze do tego artykułu. I aby nie powtarzać już tego, co zostało opisane, postawię bardziej na ocenę niż relację z MLK. Zacznę ją też dużo wcześniej niż reszta, ponieważ nic, co się działo na konwencie nie zdenerwowało mnie tak jak samo przygotowanie do niego. Wydarzenie, jak sami zaznaczyli organizatorzy, miało mieć charakter bardziej międzynarodowy i być „<text:span text:style-name="T2">wizytówką polskiego fandomu”. Ale jak oceniać pozytywnie wydarzenie, jeżeli osoby odpowiedzialne za nie same nie przestrzegają terminu publikacji informacji o przyjeździe gościa specjalnego, a lista prelekcji pojawia się na 16 dni przed imprezą. Tak samo nie rozumiem dlaczego nie była opublikowana lista prelegentów. </text:span><text:soft-page-break/><text:span text:style-name="T2">Niektóre panele, jak np. „Trzy lata w fandomie”, są warte uwagi tylko wtedy, gdy prowadzi je ciekawa osoba lub taka, która ma faktycznie coś do powiedzenia i obydwie te rzeczy można zweryfikować w internecie, gdy wie się kto będzie występował. Niestety, tych nieprzyjemnych przemyśleń, które zabrałem ze sobą do Bytomia nie zmyła ceremonia otwarcia, której problemem był fakt, że w większości była po angielsku. I nie chodzi mi tu o barierę językową, ale prozaiczny fakt, że ta osoba, która w nim mówiła była zdecydowanie słabiej słyszalna niż ta, która mówiła po polsku. Z końca sali było mi naprawdę trudno zrozumieć co się dzieje na scenie. Potem było lepiej – sale były dobrze wyposażone i przygotowane. Po początkowych problemach ze sprzętem w niektórych pomieszczeniach, nie sprawiał on już problemów do końca konwentu. Także żadna prelekcja mnie nie zawiodła. W tym miejscu muszę się zgodzić ze spotkaną w internecie opinią, chyba autorstwa Szóstego, że Polacy nie są jeszcze gotowi na międzynarodowe imprezy. Panele po angielsku świeciły pustkami, a obcokrajowcy głównie musieli bawić się w swoim gronie. O nocy nie będę się wypowiadał, ani też powtarzał plotek, ponieważ wszystkie te wydarzenia mnie ominęły. Z mojej perspektywy minęła przyjemnie na rozmowie z ludźmi, którzy też postanowili nie spać. Następny dzień biegł leniwe, też głównie opierając się na rozmowach. Ostatnią atrakcją przygotowaną przez organizatorów, na którą ostrzyłem sobie zęby była licytacja. Niestety, brakowało w niej tej magii z innych takich akcji i moim prywatnym zdaniem przełożyło się to między innymi na to, że tajemnicze pudło, jak i wiele innych fantów poszło za bezcen. Po zamknięciu miałem okazję jeszcze chwilę być w budynku, ale tych błędów, które widziałem nie będę wytykał, bo wiem, że ciężka praca jest najlepszą lekcją i motywacją, by ich już nie powtórzyć. Sam konwent oceniam neutralnie. Gdyby to było mniejsze wydarzenie albo byłoby organizowane po raz pierwszy, wtedy na wiele potknięć można przymknąć oko. Nie jest to jednak ani mała, ani też pierwsza taka impreza i jeżeli podobne błędy pojawią się za rok, bo zakładam, że jednak w 2014 historia polskich fandomowych konwentów się nie skończy, to ocena będzie już dużo niższa. </text:span></text:p>
      <text:p text:style-name="P1"/>
      <text:p text:style-name="P6"><text:s/></text:p>
      <text:p text:style-name="P4">ARES PRIME</text:p>
      <text:p text:style-name="P4"/>
      <text:p text:style-name="P1">Dobra, mości panowie, pora nieco napisać o tym, co też przytrafiło mi się i co przeżyłem na bytomskim konwencie. Na początku powiem tak – było zajefajnie, jeśli chodzi o spotkanie z towarzyszami forumowej współbraci. Jednak moja wyprawa nie zaczęła się na Śląsku.</text:p>
      <text:p text:style-name="P1">Zanim jeszcze przybyłem do Katowic, odwiedziłem przy okazji Sławno i zahaczyłem o Morze Bałtyckie, tłukłem się pociągami w te i nazad, przekonując się, że miejskie legendy o naszym kochanym PKP to szczera prawda. Czy było warto? Z pewnością tak, ale może przejdę do konkretów.</text:p>
      <text:p text:style-name="P1">Zatem, kiedy z moim współtowarzyszem, MABem, wreszcie dojechaliśmy do Katowic, zaczęliśmy łazić jak typowi turyści, podziwiając typową dla Śląska architekturę i w ogóle. Później dołączył do nas trzeci uczestnik wyprawy, Pillster, no a potem… o Matko Boska Starogradzka, zaczęło się łażenie i gubienie drogi. Pierwszym punktem była wyprawa po miecz, który to zamówiłem – bite 6 kilometrów na piechotę od dworca, a kiedyśmy załatwili sprawę zakupu oręża, trzeba było zadekować się na wynajętym kwadracie – a to wiązało się z drogą do Bytomia. Godzina jazdy tramwajem i kolejne 8 kilometrów łażenia, podziwiania krajobrazów rodem z Fallouta lub Stalkera… Mówię wam, nogi nam w dupska weszły aż po same jajca. No <text:soft-page-break/>ale wreszcie udało nam się znaleźć miejsce noclegowe, trochę ogarnęliśmy się i ruszyliśmy po czwartego członka kompanii – Chiefa. Po mocno spóźnionym obiedzie i zakupach na kolację, wreszcie byliśmy w komplecie. <text:s/>Co działo się wieczorami podczas pobytu… Powiem tyle, że moje opowieści o dębówce były prawdziwe i mam na to 3 świadków.</text:p>
      <text:p text:style-name="P1">Co do konwentu – nie mogę powiedzieć, że organizatorzy dali dupy, ale mogło być zdecydowanie lepiej. <text:s/>Byłem na dwóch prelekcjach, niestety, bo nie widziałem dla siebie w programie wykładów, które by mnie zainteresowało. Kiepsko, rok temu w Krakowie było tyle ciekawych prelekcji, że trudno było mi się zdecydować, na który wykład iść. Samo miejsce było ok – budynek szkoły był idealny. Sklepiki i towary – o, znacznie więcej niż w zeszłym roku. Jestem za.</text:p>
      <text:p text:style-name="P1">Ludzie – o, mówiłem że lubię spotykać znajome, przyjazne mordki takich samych popaprańców jak ja? To teraz mówię. Poznałem wielu nowych kompanów, Dolara, Lemura, <text:s/>Tarretha, Omegę, Piteraq12 i wielu, wielu innych. Ludzie, jesteście zajebiści. Naprawdę, czas z wami spędzony nie był czasem zmarnowanym. A nasze wyjście na miasto w strojach… Oj, bytomianie pewnie będą wspominać to długimi latami i opowiadać wnukom. Poznało się redakcję naszego czasopisma, zyskało się kilka nowych znajomości. Warto było przyjechać i wydać pieniądze na wszystko, co obejmowało konwent. Z pewnością na przyszły rok też zaszczycę swą obecnością tę imprezę. </text:p>
      <text:p text:style-name="P1"/>
      <text:p text:style-name="P1"/>
      <text:p text:style-name="P4">Irwin Kretyn</text:p>
      <text:p text:style-name="P4"/>
      <text:p text:style-name="P1"><text:tab/>Do samego końca nie byłem pewny czy przybędę z dalekiej i mroźnej północy na odbywający sie w Bytomiu KOŃwent. Jednakże mimo przeciwności losu zebrałem w sobie dość siły i zdecydowania, by wyruszyć w dziesięciogodzinną podróż pociągiem tylko po to, by pobyć ze dwa dni wśród band dziwaków, odludków i, prawdopodobnie, introwertyków.</text:p>
      <text:p text:style-name="P1"><text:tab/>I wiecie co? Nie żałuję niczego.</text:p>
      <text:p text:style-name="P1"><text:tab/></text:p>
      <text:p text:style-name="P7">Spotkałem masę, masę fajnych ludzi, zarówno tych znanych dotychczas tylko przez internet, tych już znanych, acz rzadko spotykanych, oraz tych, których istnienia nawet się nie domyślałem. I czas na konwencie spędzałem, głównie integrując się z nimi, zarówno poprzez rozmowę, jak i dzięki przyspieszonemu integratorowi społecznemu (lecz to wieczorem i w ograniczonych ilościach). Przez dwa dni konwentu nie pozwoliłem sobie na ani chwilę bezczynności (poza krótkim snem, rzecz jasna). Nieustannie znajdowałem sobie coś do robienia – a to oglądanie wszechobecnego, ciekawego merchu, a to siedzenie na prelekcjach, a to gadanie z ludźmi, a to granie w karty i planszówki, a to zwiedzanie Bytomia (wbrew pozorom nie zostałem uraczony najstarszym, najlepszym polskim specjałem, jakim jest wpierdol. Z przyjemnością stwierdzam, że Bytom, jak i cały Górnośląski Okręg Przemysłowy to całkiem przyjemne miejsce... Całości dopełniała jazda kolejką górską (zwaną z jakiegoś powodu tramwajem) podczas powrotu.</text:p>
      <text:p text:style-name="P7">Na konwencie można było spotkać setki ludzi, z których każdy zajmował się czymś innym – w wachlarzu osobistości znajdowali się zarówno tacy, którzy maile próbują wysyłać tosterem, a duszę kucykom sprzedali przypadkowo, oglądając serial ze swoją małoletnią pociechą, jak i niesamowita rzesza anonimowych, sympatycznych, niewyróżniajacych się <text:soft-page-break/>bronych oraz cała banda mniej lub bardziej stukniętych i pozytywnych artystów. Słowem – mieszanka zaiście wspaniała. Warto w niej pobyć chociaż przez kilka drobnych chwil.</text:p>
      <text:p text:style-name="P7">Muszę pochwalić także konwersatorium Sz6stego, prelekcje artystyczne oraz występy Albericha. Niestety, w tym roku nie byłem w stanie zaszczycić swą obecnością wszystkich atrakcji, czego głęboko żałuję – znów sprzed nosa umknęło mi kilka perełek.</text:p>
      <text:p text:style-name="P1"><text:tab/>Słowem – w tym roku ludzie na konwencie dopisali niesamowicie mocno, okazali się główną siłą napędową i spisali się na medal (z frytek).</text:p>
      <text:p text:style-name="P1"/>
      <text:p text:style-name="P1"><text:tab/>Szkoda, że nie mogę tego samego powiedzieć o organizacji.</text:p>
      <text:p text:style-name="P1"/>
      <text:p text:style-name="P7">Burdel dorównywał temu z zeszłego roku, ba! Był nawet większy. Brak podziału na poszczególnych orgów, z którymi łatwo i szybko dałoby się ustalić poszczególne rzeczy, kompletny brak jakiejkolwiek informacji między helperami/prelegentami i orgami (przykład – prelekcja Albericha, która została przełożona na rzecz trwającej dłużej prelekcji o memach w fandomie – nie było ŻADNEJ kartki, która o tym by informowała, brak było jakiejkolwiek informacji typu SMS! Karaoke – było zaplanowane w tym samym czasie co OSU, a jego organizator miał problem ze znalezieniem odpowiedniej osoby i przełożeniem atrakcji), mało helperów szprechających po angielsku, pozostawienie jednego samotnego ochroniarza (tutaj gorąco muszę pochwalić Neona, który spisał się perfekcyjnie!), który nie był w stanie samodzielnie ogarnąć całego konwentu, brak wyróżnienia helperów/ochroniarzy w zauważalny sposób (np. opaską), no i ta nieszczęsna sprawa z nieogarniającymi organizatorami... To ostanie jest o tyle naganne, że wieczorami nie było praktycznie nikogo, kto by pilnował terenu konwentu. I nadmieniam, że jest różnica między wypiciem piwa i pogadaniem (jak zrobiłem ja), a nawaleniem się tak, że szuka się w ścianie peronu 9 i 3/4.</text:p>
      <text:p text:style-name="P1"/>
      <text:p text:style-name="P1">Całości porażki organizacyjnej dopełniał bankiet dla członków VIP i zaproszonych gości, który ponoć był jedną wielką „stypą”, oraz wielka popołudniowa dziura w prelekcjach. Brakowało mi także atrakcji masowych.</text:p>
      <text:p text:style-name="P1"/>
      <text:p text:style-name="P1">Nieintuicyjnie rozłożone były także sale – jednak największą porażką było umiejscowienie sali filmowej… tuż obok noclegowni. Jak można się domyślić, zaowocowało to sporą awanturą, jednak dzięki bohaterskiej postawie Śliwy udało się zażegnać konflikt.</text:p>
      <text:p text:style-name="P1"/>
      <text:p text:style-name="P1">Ogólnie – cała masa niedoróbek, które można było łatwo, szybko i sprawnie załatać, gdyby wcześniej ktoś (bądź paru ktosi) zastanowił się porządnie nad formułą konwentu i pilnował innych, by zachowywali się odpowiedzialnie. Albo przynajmniej rozdzielił obowiązki wśród podwładnych i przygotował grafik…</text:p>
      <text:p text:style-name="P1"/>
      <text:p text:style-name="P1">Ponadto podobał mi się duży rozmiar szkoły, ale sleeproomy były kompletną porażką. Jak na tak małą liczbę osób, panował w nich zbyt duży tłok – i to taki, że ludzie czasami dosłownie spali, przytulając się do siebie. Wejściówki VIP, mające być gwarancją dobrego noclegu i lepszych warunków, de facto niczym nie różniły się od ogólnie pojętego plebsu. Ba! Gżdacze nie wiedzieli o istnieniu własnego, oddzielnego dormitorium, w związku z czym spali z resztą uczestników…. bądź w korytarzu obok łazienki.</text:p>
      <text:p text:style-name="P1"><text:soft-page-break/></text:p>
      <text:p text:style-name="P7">Super opierdol należy się temu, kto dał Lemurowi megafon.</text:p>
      <text:p text:style-name="P1"/>
      <text:p text:style-name="P1"><text:tab/>Kończąc – konwent oceniam niesamowicie pozytywnie, mimo naprawdę tragicznej organizacji, która jest wręcz idealnym przykładem jak NIE robić konwentu. I niech ci, których nie było żałują – bo warto było przyjechać i spotkać się z reprezentatywną częścią naszej społeczności.</text:p>
      <text:p text:style-name="P1"/>
      <text:p text:style-name="P1">Cóż... Do zobaczenia za rok! I obyśmy wtedy znaleźli więcej <text:span text:style-name="T3">STANDARRRRRRRRRRDÓW </text:span>(bo w końcu standardy to magia, prawda?)!</text:p>
      <text:p text:style-name="P8"/>
      <text:p text:style-name="P8"/>
      <text:p text:style-name="P8"/>
      <text:p text:style-name="P10">Część redakcji Eq<text:span text:style-name="T4">uestria </text:span>T<text:span text:style-name="T4">imes</text:span> <text:span text:style-name="T2">„</text:span>ciężko pracuje” podczas MLK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3</meta:editing-cycles>
    <dc:date>2014-11-06T21:12:07.539000000</dc:date>
    <meta:editing-duration>PT5H52M46S</meta:editing-duration>
    <meta:document-statistic meta:table-count="0" meta:image-count="0" meta:object-count="0" meta:page-count="10" meta:paragraph-count="56" meta:word-count="4425" meta:character-count="29757" meta:non-whitespace-character-count="25312"/>
  </office:meta>
</office:document-meta>
</file>